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27H01M02.804051S" calcext:value-type="time">
            <text:p>727:01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/>
          <table:table-cell table:formula="of:=IF([.C147]-[.B147] &gt; 0; [.C147]-[.B1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7]-[.F147] &gt; 0; [.G147]-[.F147]; 0)" office:value-type="time" office:time-value="PT00H00M00S" calcext:value-type="time">
            <text:p>00:00</text:p>
          </table:table-cell>
          <table:table-cell table:formula="of:=[.D147]+[.H14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Dialogue looping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48]-[.B148] &gt; 0; [.C148]-[.B1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8]-[.F148] &gt; 0; [.G148]-[.F148]; 0)" office:value-type="time" office:time-value="PT00H00M00S" calcext:value-type="time">
            <text:p>00:00</text:p>
          </table:table-cell>
          <table:table-cell table:formula="of:=[.D148]+[.H1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07H49M59.722S" calcext:value-type="time">
            <text:p>07:5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08:17:38.6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1T09:26:44.111000000</dc:date>
    <dc:creator>Benjamin Laws</dc:creator>
    <meta:editing-duration>P31DT4H16M17S</meta:editing-duration>
    <meta:editing-cycles>829</meta:editing-cycles>
    <meta:generator>LibreOffice/7.2.6.2$Windows_X86_64 LibreOffice_project/b0ec3a565991f7569a5a7f5d24fed7f52653d754</meta:generator>
    <meta:document-statistic meta:table-count="2" meta:cell-count="1103" meta:object-count="0"/>
  </office:meta>
</office:document-meta>
</file>